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5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6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5"><text:soft-page-break/>Sat 3/18/2017 <text:s/><text:span text:style-name="T1">5 miles</text:span></text:p>
      <text:p text:style-name="P5">I ran 5 miles on hilly roads averaging 10:30/mile. <text:s/>It was cold with a slight drizzle and I wore three shirts and a rain jacket. <text:s/>The last mile was in 8:45.</text:p>
      <text:p text:style-name="P5"/>
      <text:p text:style-name="P5">Sun 3/19/2107 <text:s/><text:span text:style-name="T1">9.25 miles</text:span> </text:p>
      <text:p text:style-name="P5">I ran with Jim Fitch on the Ernst Trail.</text:p>
      <text:p text:style-name="P5">We warmed up with 1.5 miles including a couple of short fast runs.</text:p>
      <text:p text:style-name="P5">The we ran 10 x ½ mile with a ¼ mile jog between each run. <text:s/></text:p>
      <text:p text:style-name="P5">The ½ miles averaged 4:26 with the fasted one in 4:19 and the slowest in 4:34.</text:p>
      <text:p text:style-name="P5">We warmed down with a ½ mile jog.</text:p>
      <text:p text:style-name="P5"/>
      <text:p text:style-name="P5">Mon 3/20/2017 <text:span text:style-name="T1">5 miles</text:span></text:p>
      <text:p text:style-name="P5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5">On the indoor track I walked and ran 2 miles in 10:54 + 10:50 = 21:44. <text:s/>I walked 0.16 miles at the beginning of each ½ mile. <text:s/>My walking pace was about 13:30/mile and my running pace about 9:40/mile.</text:p>
      <text:p text:style-name="P5"/>
      <text:p text:style-name="P5">Tues 3/21/2017 <text:span text:style-name="T1">10.5 miles</text:span></text:p>
      <text:p text:style-name="P5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5">The first five miles averaged 9:27/mile and the second five averaged 8:45/mile.</text:p>
      <text:p text:style-name="P5">I rested 6 minutes and jogged ½ mile.</text:p>
      <text:p text:style-name="P5"/>
      <text:p text:style-name="P5">Wed 3/22/2017 <text:span text:style-name="T1"><text:s/>4.5 miles </text:span><text:s/></text:p>
      <text:p text:style-name="P5">I jogged ½ mile to the indoor track and rested a few minutes.</text:p>
      <text:p text:style-name="P5">On the track I walked and ran 4 miles averaging about 12 minutes per mile. <text:s/>I walked about 0.17 miles at the beginning of each ½ mile.</text:p>
      <text:p text:style-name="P5"/>
      <text:p text:style-name="P5">Thur 3/23/2017 <text:span text:style-name="T1">5.6 miles </text:span></text:p>
      <text:p text:style-name="P5">I ran with Jim Fitch and Tiffany Hrach on the indoor track.</text:p>
      <text:p text:style-name="P5">We warmed up with 1.5 miles including ¼ mile of drills.</text:p>
      <text:p text:style-name="P5">Then we ran 10 x ¼ mile with a 1/8 mile jog between each run. <text:s/>The jogs took about 1:50.</text:p>
      <text:p text:style-name="P5">The slowest ¼ mile was 2:09 and the fastest was 2:04. The average was 2:07. <text:s/>We warmed down with a ½ mile jog. </text:p>
      <text:p text:style-name="P5"/>
      <text:p text:style-name="P5">Fri 3/24/2017 <text:span text:style-name="T1">5.5 miles</text:span></text:p>
      <text:p text:style-name="P5">I ran the same hilly 4 mile course as I did 4 weeks ago (2/24/2017) only on that day I did not warm up. <text:s/>Today I warmed up by running 1 mile down and up hill in 9:54 and rested 3 minutes. </text:p>
      <text:p text:style-name="P5">The total ascent along the 4 miles is 267 feet (measured using Google Earth). <text:s/>The time was 33:26 or 8:21/mile. The splits were 9:03, 8:41, 8:08, 7:35. Four weeks ago I averaged 8:53/mi.</text:p>
      <text:p text:style-name="P5">I rested 3 minutes and jogged a ½ mile.</text:p>
      <text:p text:style-name="P3"/>
      <text:p text:style-name="P3">45.35 miles in the last week </text:p>
      <text:p text:style-name="P3"/>
      <text:p text:style-name="P3"><text:soft-page-break/><text:span text:style-name="T2">Sat 3/25/2017</text:span> <text:s/>15 miles</text:p>
      <text:p text:style-name="P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4"/>
      <text:p text:style-name="P4">Sun 3/26/2017 <text:s/><text:span text:style-name="T1">6.5 miles</text:span></text:p>
      <text:p text:style-name="P4">I ran 5 miles on slightly hilly roads averaging 9:53/mi. <text:s/>Then I rested 3 minutes and jogged a ½ mile. <text:s/>Later on in the day I jogged and walked 1 mile.</text:p>
      <text:p text:style-name="P4"/>
      <text:p text:style-name="P4">Mon 3/27/2017 <text:span text:style-name="T1">3.5 miles</text:span></text:p>
      <text:p text:style-name="P4">I ran 1 mile to the Allegheny outdoor track in 9:13 and rested 3 minutes. <text:s/>I then ran 4 x 200m with 200m <text:s/>jog after each run. <text:s/>The jogs were all in about 2:00. <text:s/>The times for the runs were </text:p>
      <text:p text:style-name="P4">51.0, 52.3, 48.5, 47.0 <text:s/></text:p>
      <text:p text:style-name="P4">I rested about 2:00 and ran 1 mile home in 9:01 and walked ½ mile in 6:48.</text:p>
      <text:p text:style-name="P4"/>
      <text:p text:style-name="P4">Tues 3/28/2017 <text:span text:style-name="T1">2 miles</text:span></text:p>
      <text:p text:style-name="P4">I walked and ran 2 miles on the Allegheny indoor track in about 24:00. <text:s/>I walked 1/8 mile, ran 1/8 mile and repeated to the end. The walking pace was about 14:40/mi and the running pace was about 9:20/mi.</text:p>
      <text:p text:style-name="P4"/>
      <text:p text:style-name="P4">Wed 3/29/2017 <text:span text:style-name="T1">4.5 miles</text:span></text:p>
      <text:p text:style-name="P4">I ran 4 miles on hilly roads in 39:19 or 9:49/mile. The last mile was in 8:47. I rested about 1:00 <text:s/>and walked a ½ mile in about 7:00.</text:p>
      <text:p text:style-name="P4"/>
      <text:p text:style-name="P4">Thur 3/30/2017 <text:span text:style-name="T1">5.75 miles</text:span></text:p>
      <text:p text:style-name="P4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30T08:36:14.25</dc:date>
    <dc:creator>James Lombardi</dc:creator>
    <meta:editing-duration>PT22H12M7S</meta:editing-duration>
    <meta:editing-cycles>141</meta:editing-cycles>
    <meta:document-statistic meta:table-count="0" meta:image-count="0" meta:object-count="0" meta:page-count="3" meta:paragraph-count="68" meta:word-count="1070" meta:character-count="5174"/>
  </office:meta>
</office:document-meta>
</file>